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4bd" officeooo:paragraph-rsid="001e04bd"/>
    </style:style>
    <style:style style:name="P2" style:family="paragraph" style:parent-style-name="Standard">
      <style:text-properties officeooo:rsid="0020b807" officeooo:paragraph-rsid="0020b8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s</text:p>
      <text:p text:style-name="P1"/>
      <text:p text:style-name="P1"><text:a xlink:type="simple" xlink:href="https://www.d3-graph-gallery.com/graph/heatmap_style.html" text:style-name="Internet_20_link" text:visited-style-name="Visited_20_Internet_20_Link">https://www.d3-graph-gallery.com/graph/heatmap_style.html</text:a></text:p>
      <text:p text:style-name="P1"/>
      <text:p text:style-name="P1"><text:a xlink:type="simple" xlink:href="https://bost.ocks.org/mike/leaflet/" text:style-name="Internet_20_link" text:visited-style-name="Visited_20_Internet_20_Link">https://bost.ocks.org/mike/leaflet/</text:a></text:p>
      <text:p text:style-name="P1"/>
      <text:p text:style-name="P1"><text:a xlink:type="simple" xlink:href="https://leafletjs.com/" text:style-name="Internet_20_link" text:visited-style-name="Visited_20_Internet_20_Link">https://leafletjs.com/</text:a></text:p>
      <text:p text:style-name="P1"/>
      <text:p text:style-name="P2">Scott Murray book</text:p>
      <text:p text:style-name="P2"/>
      <text:p text:style-name="P2"><text:a xlink:type="simple" xlink:href="http://bl.ocks.org/shimizu/983c7f833c586e854e42716495e4fb11" text:style-name="Internet_20_link" text:visited-style-name="Visited_20_Internet_20_Link">http://bl.ocks.org/shimizu/983c7f833c586e854e42716495e4fb11</text:a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1T09:33:31.768422980</meta:creation-date>
    <dc:date>2020-11-11T13:05:59.923105279</dc:date>
    <meta:editing-duration>PT2M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6" meta:word-count="8" meta:character-count="200" meta:non-whitespace-character-count="198"/>
  </office:meta>
</office:document-meta>
</file>